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2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8e03a3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3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4" style:family="graphic" style:parent-style-name="standard" style:list-style-name="L1">
      <style:graphic-properties draw:stroke="solid" draw:stroke-dash="Dash_20_4" svg:stroke-width="0.2cm" svg:stroke-color="#000000" draw:marker-start="" draw:marker-start-width="0.6cm" draw:marker-start-center="false" draw:marker-end="" draw:marker-end-width="0.6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5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18a303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6" style:family="graphic" style:parent-style-name="standard" style:list-style-name="L1">
      <style:graphic-properties draw:stroke="solid" draw:stroke-dash="Dash_20_4" svg:stroke-width="0.2cm" svg:stroke-color="#000000" draw:marker-start="" draw:marker-start-width="0.6cm" draw:marker-start-center="false" draw:marker-end="" draw:marker-end-width="0.6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7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300dc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8" style:family="graphic" style:parent-style-name="standard" style:list-style-name="L1">
      <style:graphic-properties draw:stroke="solid" draw:stroke-dash="Dash_20_4" svg:stroke-width="0.2cm" svg:stroke-color="#000000" draw:marker-start="" draw:marker-start-width="0.6cm" draw:marker-start-center="false" draw:marker-end="" draw:marker-end-width="0.6cm" draw:marker-end-center="false" svg:stroke-opacity="100%" draw:stroke-linejoin="roun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fit-to-size="true" style:protect="position"/>
    </style:style>
    <style:style style:name="gr11" style:family="graphic" style:parent-style-name="standard">
      <style:graphic-properties draw:stroke="solid" svg:stroke-width="0.1cm" svg:stroke-color="#000000" draw:fill="solid" draw:fill-color="#8e03a3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2" style:family="graphic" style:parent-style-name="standard">
      <style:graphic-properties draw:stroke="solid" svg:stroke-width="0.1cm" svg:stroke-color="#000000" draw:fill="solid" draw:fill-color="#ff0000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3" style:family="graphic" style:parent-style-name="standard">
      <style:graphic-properties draw:stroke="solid" svg:stroke-width="0.1cm" svg:stroke-color="#000000" draw:marker-start="" draw:marker-start-width="0.4cm" draw:marker-end="" draw:marker-end-width="0.4cm" draw:textarea-horizontal-align="center" draw:textarea-vertical-align="middle" draw:fit-to-size="true" fo:padding-top="0.175cm" fo:padding-bottom="0.175cm" fo:padding-left="0.3cm" fo:padding-right="0.3cm" style:protect="position"/>
    </style:style>
    <style:style style:name="gr14" style:family="graphic" style:parent-style-name="standard">
      <style:graphic-properties draw:stroke="solid" svg:stroke-width="0.1cm" svg:stroke-color="#000000" draw:fill="solid" draw:fill-color="#18a303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5" style:family="graphic" style:parent-style-name="standard">
      <style:graphic-properties draw:stroke="solid" svg:stroke-width="0.1cm" svg:stroke-color="#000000" draw:fill="solid" draw:fill-color="#2300dc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6" style:family="graphic" style:parent-style-name="standard">
      <style:graphic-properties draw:stroke="solid" svg:stroke-width="0.1cm" svg:stroke-color="#000000" draw:fill="solid" draw:fill-color="#fc5c00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7" style:family="graphic" style:parent-style-name="standard">
      <style:graphic-properties draw:stroke="solid" svg:stroke-width="0.1cm" svg:stroke-color="#000000" draw:fill="solid" draw:fill-color="#ffd74c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8" style:family="graphic" style:parent-style-name="standard">
      <style:graphic-properties draw:stroke="solid" svg:stroke-width="0.1cm" svg:stroke-color="#000000" draw:fill="solid" draw:fill-color="#0047ff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9" style:family="graphic" style:parent-style-name="standard">
      <style:graphic-properties draw:stroke="solid" svg:stroke-width="0.1cm" svg:stroke-color="#000000" draw:fill="solid" draw:fill-color="#0099ff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20" style:family="graphic" style:parent-style-name="standard">
      <style:graphic-properties draw:stroke="solid" svg:stroke-width="0.1cm" svg:stroke-color="#000000" draw:fill="solid" draw:fill-color="#a33e03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font-size="0pt" fo:font-weight="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 draw:name="HorizontalOrganizationDiagram6477-GroupShape">
          <draw:rect draw:name="HorizontalOrganizationDiagram6477-RectangleShape0" draw:style-name="gr1" draw:text-style-name="P2" draw:layer="layout" svg:width="24.866cm" svg:height="18.65cm" svg:x="1.517cm" svg:y="1.35cm">
            <text:p text:style-name="P1"><text:span text:style-name="T1">ColorMode:0:Style:0</text:span></text:p>
          </draw:rect>
          <draw:rect draw:name="HorizontalOrganizationDiagram6477-RectangleShape1" draw:style-name="gr2" draw:text-style-name="P2" xml:id="id1" draw:id="id1" draw:layer="layout" svg:width="9.946cm" svg:height="4.144cm" svg:x="1.517cm" svg:y="8.604cm" draw:corner-radius="0.5cm">
            <text:p text:style-name="P1"><text:span text:style-name="T2"><text:s/></text:span></text:p>
          </draw:rect>
          <draw:rect draw:name="HorizontalOrganizationDiagram6477-RectangleShape2" draw:style-name="gr3" draw:text-style-name="P2" xml:id="id2" draw:id="id2" draw:layer="layout" svg:width="9.946cm" svg:height="4.144cm" svg:x="16.436cm" svg:y="15.856cm" draw:corner-radius="0.5cm">
            <text:p text:style-name="P1"><text:span text:style-name="T2"><text:s/></text:span></text:p>
          </draw:rect>
          <draw:connector draw:name="HorizontalOrganizationDiagram6477-ConnectorShape2" draw:style-name="gr4" draw:text-style-name="P2" draw:layer="layout" draw:type="line" svg:x1="11.463cm" svg:y1="10.676cm" svg:x2="16.436cm" svg:y2="17.928cm" draw:start-shape="id1" draw:start-glue-point="1" draw:end-shape="id2" draw:end-glue-point="3" svg:d="m11463 10676 4973 7252">
            <text:p/>
          </draw:connector>
          <draw:rect draw:name="HorizontalOrganizationDiagram6477-RectangleShape3" draw:style-name="gr5" draw:text-style-name="P2" xml:id="id3" draw:id="id3" draw:layer="layout" svg:width="9.946cm" svg:height="4.144cm" svg:x="16.436cm" svg:y="8.604cm" draw:corner-radius="0.5cm">
            <text:p text:style-name="P1"><text:span text:style-name="T2"><text:s/></text:span></text:p>
          </draw:rect>
          <draw:connector draw:name="HorizontalOrganizationDiagram6477-ConnectorShape3" draw:style-name="gr6" draw:text-style-name="P2" draw:layer="layout" draw:type="line" svg:x1="11.463cm" svg:y1="10.676cm" svg:x2="16.436cm" svg:y2="10.676cm" draw:start-shape="id1" draw:start-glue-point="1" draw:end-shape="id3" draw:end-glue-point="3" svg:d="m11463 10676h4973">
            <text:p/>
          </draw:connector>
          <draw:rect draw:name="HorizontalOrganizationDiagram6477-RectangleShape4" draw:style-name="gr7" draw:text-style-name="P2" xml:id="id4" draw:id="id4" draw:layer="layout" svg:width="9.946cm" svg:height="4.144cm" svg:x="16.436cm" svg:y="1.352cm" draw:corner-radius="0.5cm">
            <text:p text:style-name="P1"><text:span text:style-name="T2"><text:s/></text:span></text:p>
          </draw:rect>
          <draw:connector draw:name="HorizontalOrganizationDiagram6477-ConnectorShape4" draw:style-name="gr8" draw:text-style-name="P2" draw:layer="layout" draw:type="line" svg:x1="11.463cm" svg:y1="10.676cm" svg:x2="16.436cm" svg:y2="3.424cm" draw:start-shape="id1" draw:start-glue-point="1" draw:end-shape="id4" draw:end-glue-point="3" svg:d="m11463 10676 4973-7252">
            <text:p/>
          </draw:connector>
        </draw:g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>
        <draw:g draw:name="HorizontalOrganizationDiagram7616-GroupShape">
          <draw:rect draw:name="HorizontalOrganizationDiagram7616-RectangleShape0" draw:style-name="gr10" draw:text-style-name="P3" draw:layer="layout" svg:width="21.65cm" svg:height="18.65cm" svg:x="1.517cm" svg:y="1.35cm">
            <text:p><text:span text:style-name="T1">ColorMode:0:Style:26</text:span></text:p>
          </draw:rect>
          <draw:rect draw:name="HorizontalOrganizationDiagram7616-RectangleShape1" draw:style-name="gr11" draw:text-style-name="P3" xml:id="id5" draw:id="id5" draw:layer="layout" svg:width="3.935cm" svg:height="2.1cm" svg:x="1.517cm" svg:y="8.713cm" draw:corner-radius="0.5cm">
            <text:p><text:span text:style-name="T2"><text:s/></text:span></text:p>
          </draw:rect>
          <draw:rect draw:name="HorizontalOrganizationDiagram7616-RectangleShape2" draw:style-name="gr12" draw:text-style-name="P3" xml:id="id6" draw:id="id6" draw:layer="layout" svg:width="3.936cm" svg:height="2.1cm" svg:x="7.42cm" svg:y="16.063cm" draw:corner-radius="0.5cm">
            <text:p><text:span text:style-name="T2"><text:s/></text:span></text:p>
          </draw:rect>
          <draw:connector draw:name="HorizontalOrganizationDiagram7616-ConnectorShape2" draw:style-name="gr13" draw:text-style-name="P3" draw:layer="layout" draw:type="line" svg:x1="5.452cm" svg:y1="9.763cm" svg:x2="7.42cm" svg:y2="17.113cm" draw:start-shape="id5" draw:start-glue-point="1" draw:end-shape="id6" draw:end-glue-point="3" svg:d="m5452 9763 1968 7350">
            <text:p/>
          </draw:connector>
          <draw:rect draw:name="HorizontalOrganizationDiagram7616-RectangleShape3" draw:style-name="gr14" draw:text-style-name="P3" xml:id="id7" draw:id="id7" draw:layer="layout" svg:width="3.936cm" svg:height="2.1cm" svg:x="7.42cm" svg:y="12.388cm" draw:corner-radius="0.5cm">
            <text:p><text:span text:style-name="T2"><text:s/></text:span></text:p>
          </draw:rect>
          <draw:connector draw:name="HorizontalOrganizationDiagram7616-ConnectorShape3" draw:style-name="gr13" draw:text-style-name="P3" draw:layer="layout" draw:type="line" svg:x1="5.452cm" svg:y1="9.763cm" svg:x2="7.42cm" svg:y2="13.438cm" draw:start-shape="id5" draw:start-glue-point="1" draw:end-shape="id7" draw:end-glue-point="3" svg:d="m5452 9763 1968 3675">
            <text:p/>
          </draw:connector>
          <draw:rect draw:name="HorizontalOrganizationDiagram7616-RectangleShape4" draw:style-name="gr15" draw:text-style-name="P3" xml:id="id8" draw:id="id8" draw:layer="layout" svg:width="3.936cm" svg:height="2.1cm" svg:x="7.42cm" svg:y="5.038cm" draw:corner-radius="0.5cm">
            <text:p><text:span text:style-name="T2"><text:s/></text:span></text:p>
          </draw:rect>
          <draw:connector draw:name="HorizontalOrganizationDiagram7616-ConnectorShape4" draw:style-name="gr13" draw:text-style-name="P3" draw:layer="layout" draw:type="line" svg:x1="5.452cm" svg:y1="9.763cm" svg:x2="7.42cm" svg:y2="6.088cm" draw:start-shape="id5" draw:start-glue-point="1" draw:end-shape="id8" draw:end-glue-point="3" svg:d="m5452 9763 1968-3675">
            <text:p/>
          </draw:connector>
          <draw:rect draw:name="HorizontalOrganizationDiagram7616-RectangleShape5" draw:style-name="gr16" draw:text-style-name="P3" xml:id="id9" draw:id="id9" draw:layer="layout" svg:width="3.936cm" svg:height="2.1cm" svg:x="13.323cm" svg:y="17.9cm" draw:corner-radius="0.5cm">
            <text:p><text:span text:style-name="T2"><text:s/></text:span></text:p>
          </draw:rect>
          <draw:connector draw:name="HorizontalOrganizationDiagram7616-ConnectorShape5" draw:style-name="gr13" draw:text-style-name="P3" draw:layer="layout" draw:type="line" svg:x1="11.356cm" svg:y1="17.113cm" svg:x2="13.323cm" svg:y2="18.95cm" draw:start-shape="id6" draw:start-glue-point="1" draw:end-shape="id9" draw:end-glue-point="3" svg:d="m11356 17113 1967 1837">
            <text:p/>
          </draw:connector>
          <draw:rect draw:name="HorizontalOrganizationDiagram7616-RectangleShape6" draw:style-name="gr16" draw:text-style-name="P3" xml:id="id10" draw:id="id10" draw:layer="layout" svg:width="3.936cm" svg:height="2.1cm" svg:x="13.323cm" svg:y="14.225cm" draw:corner-radius="0.5cm">
            <text:p><text:span text:style-name="T2"><text:s/></text:span></text:p>
          </draw:rect>
          <draw:connector draw:name="HorizontalOrganizationDiagram7616-ConnectorShape6" draw:style-name="gr13" draw:text-style-name="P3" draw:layer="layout" draw:type="line" svg:x1="11.356cm" svg:y1="17.113cm" svg:x2="13.323cm" svg:y2="15.275cm" draw:start-shape="id6" draw:start-glue-point="1" draw:end-shape="id10" draw:end-glue-point="3" svg:d="m11356 17113 1967-1838">
            <text:p/>
          </draw:connector>
          <draw:rect draw:name="HorizontalOrganizationDiagram7616-RectangleShape7" draw:style-name="gr17" draw:text-style-name="P3" xml:id="id11" draw:id="id11" draw:layer="layout" svg:width="3.936cm" svg:height="2.1cm" svg:x="19.226cm" svg:y="16.063cm" draw:corner-radius="0.5cm">
            <text:p><text:span text:style-name="T2"><text:s/></text:span></text:p>
          </draw:rect>
          <draw:connector draw:name="HorizontalOrganizationDiagram7616-ConnectorShape7" draw:style-name="gr13" draw:text-style-name="P3" draw:layer="layout" draw:type="line" svg:x1="17.259cm" svg:y1="15.275cm" svg:x2="19.226cm" svg:y2="17.113cm" draw:start-shape="id10" draw:start-glue-point="1" draw:end-shape="id11" draw:end-glue-point="3" svg:d="m17259 15275 1967 1838">
            <text:p/>
          </draw:connector>
          <draw:rect draw:name="HorizontalOrganizationDiagram7616-RectangleShape8" draw:style-name="gr17" draw:text-style-name="P3" xml:id="id12" draw:id="id12" draw:layer="layout" svg:width="3.936cm" svg:height="2.1cm" svg:x="19.226cm" svg:y="12.388cm" draw:corner-radius="0.5cm">
            <text:p><text:span text:style-name="T2"><text:s/></text:span></text:p>
          </draw:rect>
          <draw:connector draw:name="HorizontalOrganizationDiagram7616-ConnectorShape8" draw:style-name="gr13" draw:text-style-name="P3" draw:layer="layout" draw:type="line" svg:x1="17.259cm" svg:y1="15.275cm" svg:x2="19.226cm" svg:y2="13.438cm" draw:start-shape="id10" draw:start-glue-point="1" draw:end-shape="id12" draw:end-glue-point="3" svg:d="m17259 15275 1967-1837">
            <text:p/>
          </draw:connector>
          <draw:rect draw:name="HorizontalOrganizationDiagram7616-RectangleShape9" draw:style-name="gr18" draw:text-style-name="P3" xml:id="id13" draw:id="id13" draw:layer="layout" svg:width="3.936cm" svg:height="2.1cm" svg:x="13.323cm" svg:y="5.038cm" draw:corner-radius="0.5cm">
            <text:p><text:span text:style-name="T2"><text:s/></text:span></text:p>
          </draw:rect>
          <draw:connector draw:name="HorizontalOrganizationDiagram7616-ConnectorShape9" draw:style-name="gr13" draw:text-style-name="P3" draw:layer="layout" draw:type="line" svg:x1="11.356cm" svg:y1="6.088cm" svg:x2="13.323cm" svg:y2="6.088cm" draw:start-shape="id8" draw:start-glue-point="1" draw:end-shape="id13" draw:end-glue-point="3" svg:d="m11356 6088h1967">
            <text:p/>
          </draw:connector>
          <draw:rect draw:name="HorizontalOrganizationDiagram7616-RectangleShape10" draw:style-name="gr19" draw:text-style-name="P3" xml:id="id14" draw:id="id14" draw:layer="layout" svg:width="3.936cm" svg:height="2.1cm" svg:x="19.226cm" svg:y="8.713cm" draw:corner-radius="0.5cm">
            <text:p><text:span text:style-name="T2"><text:s/></text:span></text:p>
          </draw:rect>
          <draw:connector draw:name="HorizontalOrganizationDiagram7616-ConnectorShape10" draw:style-name="gr13" draw:text-style-name="P3" draw:layer="layout" draw:type="line" svg:x1="17.259cm" svg:y1="6.088cm" svg:x2="19.226cm" svg:y2="9.763cm" draw:start-shape="id13" draw:start-glue-point="1" draw:end-shape="id14" draw:end-glue-point="3" svg:d="m17259 6088 1967 3675">
            <text:p/>
          </draw:connector>
          <draw:rect draw:name="HorizontalOrganizationDiagram7616-RectangleShape11" draw:style-name="gr19" draw:text-style-name="P3" xml:id="id15" draw:id="id15" draw:layer="layout" svg:width="3.936cm" svg:height="2.1cm" svg:x="19.226cm" svg:y="5.038cm" draw:corner-radius="0.5cm">
            <text:p><text:span text:style-name="T2"><text:s/></text:span></text:p>
          </draw:rect>
          <draw:connector draw:name="HorizontalOrganizationDiagram7616-ConnectorShape11" draw:style-name="gr13" draw:text-style-name="P3" draw:layer="layout" draw:type="line" svg:x1="17.259cm" svg:y1="6.088cm" svg:x2="19.226cm" svg:y2="6.088cm" draw:start-shape="id13" draw:start-glue-point="1" draw:end-shape="id15" draw:end-glue-point="3" svg:d="m17259 6088h1967">
            <text:p/>
          </draw:connector>
          <draw:rect draw:name="HorizontalOrganizationDiagram7616-RectangleShape12" draw:style-name="gr19" draw:text-style-name="P3" xml:id="id16" draw:id="id16" draw:layer="layout" svg:width="3.936cm" svg:height="2.1cm" svg:x="19.226cm" svg:y="1.363cm" draw:corner-radius="0.5cm">
            <text:p><text:span text:style-name="T2"><text:s/></text:span></text:p>
          </draw:rect>
          <draw:connector draw:name="HorizontalOrganizationDiagram7616-ConnectorShape12" draw:style-name="gr13" draw:text-style-name="P3" draw:layer="layout" draw:type="line" svg:x1="17.259cm" svg:y1="6.088cm" svg:x2="19.226cm" svg:y2="2.413cm" draw:start-shape="id13" draw:start-glue-point="1" draw:end-shape="id16" draw:end-glue-point="3" svg:d="m17259 6088 1967-3675">
            <text:p/>
          </draw:connector>
          <draw:rect draw:name="HorizontalOrganizationDiagram7616-RectangleShape17" draw:style-name="gr20" draw:text-style-name="P3" xml:id="id17" draw:id="id17" draw:layer="layout" svg:width="3.936cm" svg:height="2.1cm" svg:x="7.42cm" svg:y="1.363cm" draw:corner-radius="0.5cm">
            <text:p><text:span text:style-name="T2"><text:s/></text:span></text:p>
          </draw:rect>
          <draw:connector draw:name="HorizontalOrganizationDiagram7616-ConnectorShape17" draw:style-name="gr13" draw:text-style-name="P3" draw:layer="layout" draw:type="line" svg:x1="5.452cm" svg:y1="9.763cm" svg:x2="7.42cm" svg:y2="2.413cm" draw:start-shape="id5" draw:start-glue-point="1" draw:end-shape="id17" draw:end-glue-point="3" svg:d="m5452 9763 1968-7350">
            <text:p/>
          </draw:connector>
        </draw:g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5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7T14:23:33</meta:creation-date>
    <meta:editing-duration>PT14M12S</meta:editing-duration>
    <meta:editing-cycles>2</meta:editing-cycles>
    <dc:date>2012-09-17T14:37:42</dc:date>
    <meta:document-statistic meta:object-count="61"/>
    <meta:generator>LibreOffice/3.3$Linux LibreOffice_project/330m19$Build-401</meta:generator>
  </office:meta>
</office:document-meta>
</file>